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B000001F392A7425FCC0E594B.png" manifest:media-type="image/png"/>
  <manifest:file-entry manifest:full-path="Pictures/10020C11000114F4000089A230A054314AD1D89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535in" svg:y="0.1535in" svg:width="9.3693in" svg:height="5.689in" draw:z-index="0"><draw:image xlink:href="Pictures/10020C11000114F4000089A230A054314AD1D89A.svg" xlink:type="simple" xlink:show="embed" xlink:actuate="onLoad" loext:mime-type="image/svg+xml"/><draw:image xlink:href="Pictures/10000201000003EB000001F392A7425FCC0E59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21:28:12.330357823</meta:creation-date>
    <dc:date>2023-04-13T16:39:07.980031994</dc:date>
    <meta:editing-duration>PT4M56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